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030000051D52C9E6106F23B8F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d272" officeooo:paragraph-rsid="0002d272"/>
    </style:style>
    <style:style style:name="P2" style:family="paragraph" style:parent-style-name="Standard">
      <style:text-properties fo:font-size="14pt" fo:font-weight="bold" officeooo:rsid="0002d272" officeooo:paragraph-rsid="0002d27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5pt" fo:font-weight="bold" officeooo:rsid="0002d272" officeooo:paragraph-rsid="0002d272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60pt" fo:font-style="normal" style:text-underline-style="none" fo:font-weight="bold" officeooo:rsid="0002d272" officeooo:paragraph-rsid="0002d272" style:font-size-asian="60pt" style:font-style-asian="normal" style:font-weight-asian="bold" style:font-size-complex="60pt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chnisch ontwerp</text:p>
      <text:p text:style-name="P3"/>
      <text:p text:style-name="P3"><draw:frame draw:style-name="fr1" draw:name="Image1" text:anchor-type="paragraph" svg:x="0.0811in" svg:y="1.0028in" svg:width="6.9252in" svg:height="5.0492in" draw:z-index="0"><draw:image xlink:href="Pictures/10000201000007030000051D52C9E6106F23B8F7.png" xlink:type="simple" xlink:show="embed" xlink:actuate="onLoad" loext:mime-type="image/png"/></draw:frame></text:p>
      <text:p text:style-name="P3"/>
      <text:p text:style-name="P3">Class diagram</text:p>
      <text:p text:style-name="P2"/>
      <text:p text:style-name="P2"/>
      <text:p text:style-name="P2"/>
      <text:p text:style-name="P3">Database diagram</text:p>
      <text:p text:style-name="P1"><draw:frame draw:style-name="fr2" draw:name="Object1" text:anchor-type="paragraph" svg:x="-0.3047in" svg:y="0.2083in" svg:width="7.439in" svg:height="1.0264in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4:43:29.945000000</meta:creation-date>
    <dc:date>2018-10-26T14:52:26.122000000</dc:date>
    <meta:editing-duration>PT8M56S</meta:editing-duration>
    <meta:editing-cycles>1</meta:editing-cycles>
    <meta:document-statistic meta:table-count="0" meta:image-count="1" meta:object-count="1" meta:page-count="1" meta:paragraph-count="3" meta:word-count="6" meta:character-count="46" meta:non-whitespace-character-count="43"/>
    <meta:generator>LibreOffice/6.1.0.3$Windows_X86_64 LibreOffice_project/efb621ed25068d70781dc026f7e9c5187a4decd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4.49pt"/>
    </style:style>
    <style:style style:name="co2" style:family="table-column">
      <style:table-column-properties fo:break-before="auto" style:column-width="179.2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3">
          <table:table-cell table:number-columns-repeated="3"/>
        </table:table-row>
        <table:table-row table:style-name="ro1"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Datatype </text:p>
          </table:table-cell>
          <table:table-cell table:style-name="ce5" office:value-type="string" calcext:value-type="string">
            <text:p>Allow nulls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Float(53)</text:p>
          </table:table-cell>
          <table:table-cell table:style-name="ce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20)</text:p>
          </table:table-cell>
          <table:table-cell table:style-name="ce6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Varchar(20)</text:p>
          </table:table-cell>
          <table:table-cell table:style-name="ce6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4:49:08.8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